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ext_20_body">
      <style:paragraph-properties fo:margin-top="0cm" fo:margin-bottom="0cm" style:contextual-spacing="false"/>
      <style:text-properties officeooo:paragraph-rsid="00173110"/>
    </style:style>
    <style:style style:name="P4" style:family="paragraph" style:parent-style-name="Text_20_body">
      <style:text-properties officeooo:paragraph-rsid="00191658"/>
    </style:style>
    <style:style style:name="P5" style:family="paragraph" style:parent-style-name="Title" style:master-page-name="HTML">
      <style:paragraph-properties style:page-number="auto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cm" fo:margin-bottom="0cm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cm" fo:margin-bottom="0cm" style:contextual-spacing="fals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s://fedoramagazine.org/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s://fedoramagazine.org/wp-comments-post.php?wpe-comment-post=fedoramag" xlink:type="simple">
          <form:properties>
            <form:property form:property-name="PropertyChangeNotificationEnabled" office:value-type="boolean" office:boolean-value="true"/>
          </form:properties>
          <form:hidden form:name="comment_post_ID" form:control-implementation="ooo:com.sun.star.form.component.HiddenControl" xml:id="control1" form:id="control1" form:value="35528"/>
          <form:hidden form:name="comment_parent" form:control-implementation="ooo:com.sun.star.form.component.HiddenControl" xml:id="control2" form:id="control2" form:value="0"/>
          <form:hidden form:name="akismet_comment_nonce" form:control-implementation="ooo:com.sun.star.form.component.HiddenControl" xml:id="control3" form:id="control3" form:value="9cacc0503b"/>
          <form:hidden form:name="ak_js" form:control-implementation="ooo:com.sun.star.form.component.HiddenControl" xml:id="control4" form:id="control4" form:value="216"/>
        </form:form>
        <form:form form:name="unnamed2" form:apply-filter="true" form:control-implementation="ooo:com.sun.star.form.component.Form" office:target-frame="" xlink:href="https://fedoramagazine.org/" xlink:type="simple">
          <form:properties>
            <form:property form:property-name="PropertyChangeNotificationEnabled" office:value-type="boolean" office:boolean-value="true"/>
          </form:properties>
        </form:form>
        <form:form form:name="unnamed3" form:apply-filter="true" form:method="post" form:control-implementation="ooo:com.sun.star.form.component.Form" office:target-frame="" xlink:href="#" xlink:type="simple">
          <form:properties>
            <form:property form:property-name="PropertyChangeNotificationEnabled" office:value-type="boolean" office:boolean-value="true"/>
          </form:properties>
          <form:hidden form:name="action" form:control-implementation="ooo:com.sun.star.form.component.HiddenControl" xml:id="control5" form:id="control5" form:value="subscribe"/>
          <form:hidden form:name="source" form:control-implementation="ooo:com.sun.star.form.component.HiddenControl" xml:id="control6" form:id="control6" form:value="https://fedoramagazine.org/use-bespokesynth-on-fedora-linux/"/>
          <form:hidden form:name="sub-type" form:control-implementation="ooo:com.sun.star.form.component.HiddenControl" xml:id="control7" form:id="control7" form:value="widget"/>
          <form:hidden form:name="redirect_fragment" form:control-implementation="ooo:com.sun.star.form.component.HiddenControl" xml:id="control8" form:id="control8" form:value="subscribe-blog-blog_subscription-5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post-35528">
        <text:p text:style-name="P5">Use BespokeSynth on Fedora Linux</text:p>
        <text:p text:style-name="P2">Posted by <text:a xlink:type="simple" xlink:href="https://fedoramagazine.org/author/ycollet/" text:style-name="Internet_20_link" text:visited-style-name="Visited_20_Internet_20_Link">Yann Collette</text:a> on <text:a xlink:type="simple" xlink:href="https://fedoramagazine.org/use-bespokesynth-on-fedora-linux/" text:style-name="Internet_20_link" text:visited-style-name="Visited_20_Internet_20_Link">December 1, 2021</text:a> <text:a xlink:type="simple" xlink:href="https://fedoramagazine.org/use-bespokesynth-on-fedora-linux/#respond" text:style-name="Internet_20_link" text:visited-style-name="Visited_20_Internet_20_Link">0 Comments</text:a> </text:p>
        <text:p text:style-name="Text_20_body"><draw:frame draw:style-name="fr1" draw:name="Image2" text:anchor-type="as-char" svg:width="17.933cm" svg:height="7.581cm" draw:z-index="0"><draw:image xlink:href="https://fedoramagazine.org/wp-content/uploads/2021/12/bespokesynth-816x345.jpg" xlink:type="simple" xlink:show="embed" xlink:actuate="onLoad" draw:mime-type="image/jpeg"/></draw:frame><text:s/></text:p>
        <text:p text:style-name="Text_20_body">Sun Aug 14 10:36:37 2016, this is the birth date of <text:a xlink:type="simple" xlink:href="https://www.bespokesynth.com/" office:target-frame-name="_blank" xlink:show="new" text:style-name="Internet_20_link" text:visited-style-name="Visited_20_Internet_20_Link">BespokeSynth</text:a>. Since that date, BespokeSynth has grown a lot; both in terms of its user base and the size of its <text:a xlink:type="simple" xlink:href="https://github.com/Bespoke" office:target-frame-name="_blank" xlink:show="new" text:style-name="Internet_20_link" text:visited-style-name="Visited_20_Internet_20_Link">codebase</text:a>. BespokeSynth is an application for performing <text:a xlink:type="simple" xlink:href="https://en.wikipedia.org/wiki/Modular_synthesizer" office:target-frame-name="_blank" xlink:show="new" text:style-name="Internet_20_link" text:visited-style-name="Visited_20_Internet_20_Link">modular synthesis</text:a>. Because it has been written by a newcomer to modular synthesis, it is quite different from the usual modular synthesizer. Note: I am the manager of the LinuxMAO / Audinux Copr repository.</text:p>
        <text:p text:style-name="P4"><text:bookmark text:name="more-35528"/><draw:frame draw:style-name="fr1" draw:name="Image6" text:anchor-type="as-char" svg:width="18.013cm" svg:height="10.132cm" draw:z-index="8"><draw:image xlink:href="https://fedoramagazine.org/wp-content/uploads/2021/11/image-1024x576.png" xlink:type="simple" xlink:show="embed" xlink:actuate="onLoad" draw:mime-type="image/png"/></draw:frame></text:p>
        <text:p text:style-name="P4">Global view of BespokeSynth </text:p>
        <text:h text:style-name="Heading_20_1" text:outline-level="1">Installation</text:h>
        <text:p text:style-name="Text_20_body"><text:span text:style-name="Strong_20_Emphasis">Disclaimer</text:span>: <text:span text:style-name="Emphasis">Copr is not officially supported by Fedora infrastructure. Use packages at your own risk.</text:span></text:p>
        <text:p text:style-name="Text_20_body"><text:soft-page-break/>That said, let’s have some fun.</text:p>
        <text:p text:style-name="Text_20_body">To install BespokeSynth, use the <text:a xlink:type="simple" xlink:href="https://copr.fedorainfracloud.org/coprs/ycollet/linuxmao/" text:style-name="Internet_20_link" text:visited-style-name="Visited_20_Internet_20_Link">linuxmao</text:a> (for Fedora 33, 34) / <text:a xlink:type="simple" xlink:href="https://copr.fedorainfracloud.org/coprs/ycollet/audinux/" text:style-name="Internet_20_link" text:visited-style-name="Visited_20_Internet_20_Link">audinux</text:a> (for Fedora 35) Copr repository.</text:p>
        <text:p text:style-name="Preformatted_20_Text">$ dnf copr enable ycollet/audinux # For Fedora 35 and above</text:p>
        <text:p text:style-name="P1">$ dnf copr enable ycollet/linuxmao # For Fedora 33 and 34</text:p>
        <text:p text:style-name="Text_20_body">Then, as the root user:</text:p>
        <text:p text:style-name="P1">$ dnf install BespokeSynth</text:p>
        <text:h text:style-name="Heading_20_1" text:outline-level="1">Rapid Overview</text:h>
        <text:p text:style-name="Text_20_body"><text:bookmark text:name="block-e25c886e-c2db-466c-a9e9-5483e668601f"/>Here is what BespokeSynth looks like at startup: </text:p>
        <text:p text:style-name="Text_20_body"><draw:frame draw:style-name="fr1" draw:name="Image7" text:anchor-type="as-char" svg:width="17.96cm" svg:height="8.543cm" draw:z-index="1"><draw:image xlink:href="https://fedoramagazine.org/wp-content/uploads/2021/11/image-14.png" xlink:type="simple" xlink:show="embed" xlink:actuate="onLoad" draw:mime-type="image/png"/></draw:frame>The BespokeSynth default view</text:p>
        <text:p text:style-name="Text_20_body">Some groups of modules populate the BespokeSynth canvas by default:</text:p>
        <text:list xml:id="list2120114379" text:style-name="L1">
          <text:list-item>
            <text:p text:style-name="P7">a transport module to control the tempo/measure;</text:p>
          </text:list-item>
          <text:list-item>
            <text:p text:style-name="P7">a scale module to control the harmony of the noters played by some modules;</text:p>
          </text:list-item>
          <text:list-item>
            <text:p text:style-name="P6">a gain/splitter/outputs to export the sound produced in BespokeSynth to the outside.</text:p>
          </text:list-item>
        </text:list>
        <text:p text:style-name="Text_20_body">By default, BespokeSynth draws a Lissajous figure in the background of the canvas during audio playback. </text:p>
        <text:p text:style-name="Text_20_body">The menu has a play/pause button to trigger the audio process, and some standard menus for file operations (like a menu for settings, and some menus to access the various BespokeSynth modules).</text:p>
        <text:p text:style-name="Text_20_body">Some shortcuts are really useful to improve your workflow under BespokeSynth: </text:p>
        <text:list xml:id="list399759598" text:style-name="L2">
          <text:list-item>
            <text:p text:style-name="P9"><text:span text:style-name="Strong_20_Emphasis">Ctrl + wheel</text:span> : Zoom;</text:p>
          </text:list-item>
          <text:list-item>
            <text:p text:style-name="P9"><text:span text:style-name="Strong_20_Emphasis">Space + mouse</text:span> : translate canvas;</text:p>
          </text:list-item>
          <text:list-item>
            <text:p text:style-name="P9"><text:span text:style-name="Strong_20_Emphasis">Letter key in the canvas</text:span> : shows a list of modules with name beginning with this letter;</text:p>
          </text:list-item>
          <text:list-item>
            <text:p text:style-name="P9"><text:span text:style-name="Strong_20_Emphasis">Click + drag</text:span> : select an area;</text:p>
          </text:list-item>
          <text:list-item>
            <text:p text:style-name="P9"><text:span text:style-name="Strong_20_Emphasis">Click on a selected area + drag</text:span> : move the selected modules;</text:p>
          </text:list-item>
          <text:list-item>
            <text:p text:style-name="P9"><text:span text:style-name="Strong_20_Emphasis">Backspace</text:span> : delete a module or a selection;</text:p>
          </text:list-item>
          <text:list-item>
            <text:p text:style-name="P8"><text:soft-page-break/><text:span text:style-name="Strong_20_Emphasis">Alt+Click on module+Drag</text:span> : duplicate a module.</text:p>
          </text:list-item>
        </text:list>
        <text:h text:style-name="Heading_20_3" text:outline-level="3">How to draw a wire</text:h>
        <text:p text:style-name="Text_20_body">Click on the circle output of a module and, while the button is clicked, move the mouse to the module you want to connect to.</text:p>
        <text:h text:style-name="Heading_20_3" text:outline-level="3">How to delete a wire</text:h>
        <text:p text:style-name="Text_20_body">Click on the wire and push Backspace.</text:p>
        <text:h text:style-name="Heading_20_3" text:outline-level="3">Autoconnect two modules</text:h>
        <text:p text:style-name="Text_20_body">Grab a module by the title bar and hold <text:span text:style-name="Strong_20_Emphasis">Left Shift</text:span> while the module is grabbed. Move the mouse so that the output circle of the grabbed module touches the module you want to connect to.</text:p>
        <text:p text:style-name="Text_20_body">You can access some additional parameters for a module by clicking on the right arrow icon in the title bar of the module.</text:p>
        <text:p text:style-name="Text_20_body"><draw:frame draw:style-name="fr1" draw:name="Image8" text:anchor-type="as-char" svg:width="18.013cm" svg:height="6.309cm" draw:z-index="2"><draw:image xlink:href="https://fedoramagazine.org/wp-content/uploads/2021/11/image-13.png" xlink:type="simple" xlink:show="embed" xlink:actuate="onLoad" draw:mime-type="image/png"/></draw:frame>The hidden parameter menu of a module</text:p>
        <text:p text:style-name="Text_20_body">You now have enough information about BespokeSynth to be able to perform some experiments. Start with a really simple experiment. This experiment will be gradually completed by the remainder of this guide.</text:p>
        <text:h text:style-name="Heading_20_1" text:outline-level="1">A simple experiment</text:h>
        <text:p text:style-name="Text_20_body">As a first experiment, put a <text:span text:style-name="Emphasis">notesequencer</text:span><text:span text:style-name="Strong_20_Emphasis"> </text:span>module, an <text:span text:style-name="Emphasis">oscillator</text:span>, and an <text:span text:style-name="Emphasis">effect chain</text:span> on the BespokeCanvas.</text:p>
        <text:p text:style-name="Text_20_body">Connect the <text:span text:style-name="Emphasis">notesequencer</text:span><text:span text:style-name="Strong_20_Emphasis"> </text:span>to the <text:span text:style-name="Emphasis">oscillator</text:span><text:span text:style-name="Strong_20_Emphasis"> </text:span>by dragging a wire between these two modules. Or by using the auto-connect procedure described above.</text:p>
        <text:p text:style-name="Text_20_body">The auto-connect procedure is particularly useful in the live context because it allows connecting modules without any interruption in the generated noise.</text:p>
        <text:p text:style-name="Text_20_body"><text:soft-page-break/><draw:frame draw:style-name="fr1" draw:name="Image9" text:anchor-type="as-char" svg:width="17.933cm" svg:height="12.21cm" draw:z-index="3"><draw:image xlink:href="https://fedoramagazine.org/wp-content/uploads/2021/11/image-2.png" xlink:type="simple" xlink:show="embed" xlink:actuate="onLoad" draw:mime-type="image/png"/></draw:frame>A simple experiment</text:p>
        <text:p text:style-name="Text_20_body">Next, Connect the output of the <text:span text:style-name="Emphasis">oscillator</text:span><text:span text:style-name="Strong_20_Emphasis"> </text:span>to the <text:span text:style-name="Emphasis">effect chain</text:span> and the output of the <text:span text:style-name="Emphasis">effect chain</text:span> to the <text:span text:style-name="Emphasis">gain</text:span><text:span text:style-name="Strong_20_Emphasis"> </text:span>module. Add an effect to the <text:span text:style-name="Emphasis">effect chain</text:span> module by clicking on the <text:span text:style-name="Emphasis">add effect</text:span> drop-down menu of the effect chain and then select <text:span text:style-name="Emphasis">delay</text:span>. Repeat this procedure to add the <text:span text:style-name="Emphasis">freeverb</text:span><text:span text:style-name="Strong_20_Emphasis"> </text:span>effect. In the <text:span text:style-name="Emphasis">delay</text:span><text:span text:style-name="Strong_20_Emphasis"> </text:span>effect, click the <text:span text:style-name="Emphasis">amount</text:span> area and set the value to about <text:span text:style-name="Strong_20_Emphasis">0.3</text:span>.</text:p>
        <text:h text:style-name="Heading_20_2" text:outline-level="2">Setting the oscillator</text:h>
        <text:p text:style-name="Text_20_body">Try changing some parameters on the oscillator/notesequencer/effect chain modules like the unison/detune and the shuffle/soften parameters. You can also try to change the scale and check what changed after that. </text:p>
        <text:p text:style-name="P4"><draw:frame draw:style-name="fr3" draw:name="Image10" text:anchor-type="as-char" svg:width="13.256cm" svg:height="7.382cm" draw:z-index="9"><draw:image xlink:href="https://fedoramagazine.org/wp-content/uploads/2021/11/image-6.png" xlink:type="simple" xlink:show="embed" xlink:actuate="onLoad" draw:mime-type="image/png"/></draw:frame></text:p>
        <text:p text:style-name="P4">The oscillator module</text:p>
        <text:p text:style-name="Text_20_body"><text:soft-page-break/>Press the play button in the menu bar to generate your new sound.</text:p>
        <text:p text:style-name="Text_20_body">Check the <text:a xlink:type="simple" xlink:href="https://www.bespokesynth.com/docs/index.html" text:style-name="Internet_20_link" text:visited-style-name="Visited_20_Internet_20_Link">help</text:a> page and look for <text:span text:style-name="Emphasis">oscillator</text:span><text:span text:style-name="Strong_20_Emphasis"> </text:span>and <text:span text:style-name="Emphasis">notesequencer</text:span>:</text:p>
        <text:h text:style-name="Heading_20_2" text:outline-level="2">Setting the notesequencer</text:h>
        <text:p text:style-name="P4"><draw:frame draw:style-name="fr3" draw:name="Image11" text:anchor-type="as-char" svg:width="10.345cm" svg:height="11.007cm" draw:z-index="10"><draw:image xlink:href="https://fedoramagazine.org/wp-content/uploads/2021/11/image-7.png" xlink:type="simple" xlink:show="embed" xlink:actuate="onLoad" draw:mime-type="image/png"/></draw:frame></text:p>
        <text:p text:style-name="P4">The notesequencer module</text:p>
        <text:p text:style-name="Text_20_body">In the <text:span text:style-name="Emphasis">notesequencer</text:span><text:span text:style-name="Strong_20_Emphasis">, </text:span>you can click on each cell to activate a note and click on the lower row cells to adjust the volume of the note. You can also click on the buttons <text:span text:style-name="Emphasis">pitch</text:span>, <text:span text:style-name="Emphasis">len</text:span><text:span text:style-name="Strong_20_Emphasis"> </text:span>or <text:span text:style-name="Emphasis">vol</text:span> to set a random value for each of these parameters. The length of the sequence can be set in the length area.</text:p>
        <text:h text:style-name="Heading_20_1" text:outline-level="1">Enhancing your first patch</text:h>
        <text:h text:style-name="Heading_20_2" text:outline-level="2">Some good modules</text:h>
        <text:p text:style-name="Text_20_body"><text:bookmark text:name="block-c49dd248-6cca-4374-8e5c-e7288042e48a"/>You can now complete your patch (the whole set of modules + connections is called a patch) and add some more modules. You have the possibility to use drums with the following modules:</text:p>
        <text:list xml:id="list2803437333" text:style-name="L3">
          <text:list-item>
            <text:p text:style-name="P11"><text:span text:style-name="Strong_20_Emphasis">drumsequencer</text:span>: it the same kind of modules as the notesequencer with the difference that drums don’t require notes, just triggers which makes it a lot easier to use to program rythms;</text:p>
          </text:list-item>
          <text:list-item>
            <text:p text:style-name="P11"><text:span text:style-name="Strong_20_Emphasis">drumplayer</text:span>: a samples based drum synthesizer which uses samples you just have to drag and drop in this module. There are some samples available in your Documents/BespokeSynth/drums directory;</text:p>
          </text:list-item>
          <text:list-item>
            <text:p text:style-name="P11"><text:span text:style-name="Strong_20_Emphasis">drumsynth</text:span>: a pure synthesized drum which is based on noise and sine generators;</text:p>
          </text:list-item>
          <text:list-item>
            <text:p text:style-name="P11"><text:span text:style-name="Strong_20_Emphasis">Multitrack recorder</text:span>: you can use this module if you want to record several audio tracks from you patch (we call patch a set of interconnected modules);</text:p>
          </text:list-item>
          <text:list-item>
            <text:p text:style-name="P11"><text:soft-page-break/><text:span text:style-name="Strong_20_Emphasis">Arpegiator</text:span>: this module can create a nice sequence of notes using just one triggering note;</text:p>
          </text:list-item>
          <text:list-item>
            <text:p text:style-name="P11"><text:span text:style-name="Strong_20_Emphasis">Seaofgrain</text:span>: this module use a “section” of a sample as a source wave to be transformed into sound generator;</text:p>
          </text:list-item>
          <text:list-item>
            <text:p text:style-name="P11"><text:span text:style-name="Strong_20_Emphasis">Fubble</text:span>: with this module, you can draw at hand the temporal evolution of some parameters;</text:p>
          </text:list-item>
          <text:list-item>
            <text:p text:style-name="P11"><text:span text:style-name="Strong_20_Emphasis">Circlesequencer</text:span>: a 4 notes sequencer with some habilities for polyrythms;</text:p>
          </text:list-item>
          <text:list-item>
            <text:p text:style-name="P11"><text:span text:style-name="Strong_20_Emphasis">Polyrythms</text:span>: a polyrythms sequencer;</text:p>
          </text:list-item>
          <text:list-item>
            <text:p text:style-name="P10"><text:span text:style-name="Strong_20_Emphasis">Chorder</text:span>: yes, as its name suggests, you can manage chord with BespokeSynth.</text:p>
          </text:list-item>
        </text:list>
        <text:h text:style-name="Heading_20_2" text:outline-level="2">Playing with drums</text:h>
        <text:p text:style-name="Text_20_body"><draw:frame draw:style-name="fr1" draw:name="Image12" text:anchor-type="as-char" svg:width="17.907cm" svg:height="9.687cm" draw:z-index="4"><draw:image xlink:href="https://fedoramagazine.org/wp-content/uploads/2021/11/image-3-1024x554.png" xlink:type="simple" xlink:show="embed" xlink:actuate="onLoad" draw:mime-type="image/png"/></draw:frame>A no so simple anymore experiment</text:p>
        <text:p text:style-name="Text_20_body">Connect the <text:span text:style-name="Emphasis">drumsequencer</text:span><text:span text:style-name="Strong_20_Emphasis"> </text:span>to the <text:span text:style-name="Emphasis">drumsynth</text:span><text:span text:style-name="Strong_20_Emphasis"> </text:span>and connect the <text:span text:style-name="Emphasis">drumsynth</text:span><text:span text:style-name="Strong_20_Emphasis"> </text:span>to the gain. The <text:span text:style-name="Emphasis">drumsequencer</text:span><text:span text:style-name="Strong_20_Emphasis"> </text:span>is organized by row. The bottom row corresponds to row <text:span text:style-name="Strong_20_Emphasis">0</text:span> and the top row is row <text:span text:style-name="Strong_20_Emphasis">7</text:span>. Row <text:span text:style-name="Strong_20_Emphasis">0</text:span> of <text:span text:style-name="Emphasis">drumsequencer</text:span><text:span text:style-name="Strong_20_Emphasis"> </text:span>will control the bottom left cell of <text:span text:style-name="Emphasis">drumsynth</text:span>.</text:p>
        <text:h text:style-name="Heading_20_2" text:outline-level="2">Setting a drum synthesizer</text:h>
        <text:p text:style-name="Text_20_body">The <text:span text:style-name="Emphasis">drumsynth</text:span><text:span text:style-name="Strong_20_Emphasis"> </text:span>is composed of two audio sources:</text:p>
        <text:list xml:id="list567005114" text:style-name="L4">
          <text:list-item>
            <text:p text:style-name="P13">a sound generator (sin, saw, square, triangle);</text:p>
          </text:list-item>
          <text:list-item>
            <text:p text:style-name="P12">a noise generator.</text:p>
          </text:list-item>
        </text:list>
        <text:p text:style-name="Text_20_body">The first areas of a cell are dedicated to the sound envelope.</text:p>
        <text:p text:style-name="Text_20_body"><draw:frame draw:style-name="fr3" draw:name="Image13" text:anchor-type="as-char" svg:width="7.038cm" svg:height="2.275cm" draw:z-index="5"><draw:image xlink:href="https://fedoramagazine.org/wp-content/uploads/2021/11/image-4.png" xlink:type="simple" xlink:show="embed" xlink:actuate="onLoad" draw:mime-type="image/png"/></draw:frame><text:s/></text:p>
        <text:p text:style-name="Text_20_body">When you click on the first half of an envelope, you can change the position of the <text:soft-page-break/>envelope peak. When you click on the second half of the envelope, you can change the slope of the envelope.</text:p>
        <text:p text:style-name="Text_20_body"><draw:frame draw:style-name="fr1" draw:name="Image14" text:anchor-type="as-char" svg:width="17.907cm" svg:height="4.877cm" draw:z-index="6"><draw:image xlink:href="https://fedoramagazine.org/wp-content/uploads/2021/11/image-5.png" xlink:type="simple" xlink:show="embed" xlink:actuate="onLoad" draw:mime-type="image/png"/></draw:frame>Sound generator settings for a synthesized drum</text:p>
        <text:p text:style-name="Text_20_body">To set the sound of your drum, tune the envelopes and volumes as shown above.</text:p>
        <text:p text:style-name="Text_20_body">You can achieve the same result by using a <text:span text:style-name="Emphasis">drumplayer</text:span><text:span text:style-name="Strong_20_Emphasis"> </text:span>and drag and dropping some drum samples which are available in your Documents/BespokeSynth/drums directory.</text:p>
        <text:p text:style-name="P4"><draw:frame draw:style-name="fr3" draw:name="Image15" text:anchor-type="as-char" svg:width="15.531cm" svg:height="13.282cm" draw:z-index="11"><draw:image xlink:href="https://fedoramagazine.org/wp-content/uploads/2021/11/image-15.png" xlink:type="simple" xlink:show="embed" xlink:actuate="onLoad" draw:mime-type="image/png"/></draw:frame></text:p>
        <text:p text:style-name="P4">The drumplayer module</text:p>
        <text:h text:style-name="Heading_20_1" text:outline-level="1">Using LFO / automation on modules parameters</text:h>
        <text:p text:style-name="Text_20_body">Every parameter in BespokeSynth can be modulated by a <text:a xlink:type="simple" xlink:href="https://en.wikipedia.org/wiki/Low-frequency_oscillation" office:target-frame-name="_blank" xlink:show="new" text:style-name="Internet_20_link" text:visited-style-name="Visited_20_Internet_20_Link">LFO</text:a>. To access the LFO parameters, right-click on a parameter you want to modulate and a LFO window will <text:soft-page-break/>be displayed which can be detached from the parameter window by clicking on <text:span text:style-name="Emphasis">pin</text:span>.</text:p>
        <text:p text:style-name="P4"><draw:frame draw:style-name="fr3" draw:name="Image16" text:anchor-type="as-char" svg:width="15.769cm" svg:height="9.446cm" draw:z-index="12"><draw:image xlink:href="https://fedoramagazine.org/wp-content/uploads/2021/11/image-8.png" xlink:type="simple" xlink:show="embed" xlink:actuate="onLoad" draw:mime-type="image/png"/></draw:frame></text:p>
        <text:p text:style-name="P4">The oscillator module with a LFO on the volume parameter</text:p>
        <text:p text:style-name="Text_20_body">You can also perform some kind of automation control of a parameter using a <text:span text:style-name="Emphasis">curvelooper</text:span><text:span text:style-name="Strong_20_Emphasis"> </text:span>module.</text:p>
        <text:p text:style-name="Text_20_body"><draw:frame draw:style-name="fr1" draw:name="Image17" text:anchor-type="as-char" svg:width="17.965cm" svg:height="5.883cm" draw:z-index="7"><draw:image xlink:href="https://fedoramagazine.org/wp-content/uploads/2021/11/image-9.png" xlink:type="simple" xlink:show="embed" xlink:actuate="onLoad" draw:mime-type="image/png"/></draw:frame>A curvecontroller … controlling the shuffle parameter of the oscillator module</text:p>
        <text:h text:style-name="Heading_20_1" text:outline-level="1">Organizing songs</text:h>
        <text:p text:style-name="Text_20_body">All the modules can be activated/deactivated by clicking on the little circle on the left of the title bar. </text:p>
        <text:p text:style-name="Text_20_body">To organize a song, you can use a <text:span text:style-name="Emphasis">selector</text:span><text:span text:style-name="Strong_20_Emphasis"> </text:span>module that can send an activation signal to various parameters in general and to this activation button in particular.</text:p>
        <text:p text:style-name="Text_20_body">For example, to manage a three drum part, you can use the following patch.</text:p>
        <text:p text:style-name="P4"><text:soft-page-break/><draw:frame draw:style-name="fr1" draw:name="Image18" text:anchor-type="as-char" svg:width="16.889cm" svg:height="7.719cm" draw:z-index="13"><draw:image xlink:href="https://fedoramagazine.org/wp-content/uploads/2021/11/image-10-1024x468.png" xlink:type="simple" xlink:show="embed" xlink:actuate="onLoad" draw:mime-type="image/png"/></draw:frame></text:p>
        <text:p text:style-name="P4">Making songs using BespokeSynth – a first way of doing</text:p>
        <text:p text:style-name="Text_20_body">Another approach is to use a <text:span text:style-name="Emphasis">notegate</text:span><text:span text:style-name="Strong_20_Emphasis"> </text:span>to enable/disable the note flow from the <text:span text:style-name="Emphasis">drumsequencer</text:span>.</text:p>
        <text:p text:style-name="P4"><draw:frame draw:style-name="fr2" draw:name="Image19" text:anchor-type="as-char" svg:y="-6.315cm" svg:width="17.517cm" svg:height="7.955cm" draw:z-index="14"><draw:image xlink:href="https://fedoramagazine.org/wp-content/uploads/2021/11/image-11-1024x465.png" xlink:type="simple" xlink:show="embed" xlink:actuate="onLoad" draw:mime-type="image/png"/></draw:frame></text:p>
        <text:p text:style-name="P4">Making songs using BespokeSynth – a second way of doing</text:p>
        <text:h text:style-name="Heading_20_1" text:outline-level="1">Communication with the outside</text:h>
        <text:h text:style-name="Heading_20_2" text:outline-level="2">Three shapes of midicontroller</text:h>
        <text:p text:style-name="Text_20_body">First, drop a <text:span text:style-name="Emphasis">midicontroller</text:span><text:span text:style-name="Strong_20_Emphasis"> </text:span>in the BespokeSynth canvas.</text:p>
        <text:p text:style-name="P4"><text:soft-page-break/><draw:frame draw:style-name="fr1" draw:name="Image20" text:anchor-type="as-char" svg:width="16.247cm" svg:height="9.615cm" draw:z-index="15"><draw:image xlink:href="https://fedoramagazine.org/wp-content/uploads/2021/11/image-16-1024x606.png" xlink:type="simple" xlink:show="embed" xlink:actuate="onLoad" draw:mime-type="image/png"/></draw:frame></text:p>
        <text:p text:style-name="P4">The 3 shapes of midicontroller</text:p>
        <text:p text:style-name="Text_20_body">The <text:span text:style-name="Emphasis">midicontroller</text:span><text:span text:style-name="Strong_20_Emphasis"> </text:span>can have various shapes depending on the hide/layout/list checked. For this experiment, use the list shape. The <text:span text:style-name="Emphasis">midicontroller</text:span><text:span text:style-name="Strong_20_Emphasis"> </text:span>is quite powerful. You can write a JSON file to customize the shape of the <text:span text:style-name="Emphasis">midicontroller</text:span><text:span text:style-name="Strong_20_Emphasis"> </text:span>GUI:</text:p>
        <text:p text:style-name="P4"><draw:frame draw:style-name="fr1" draw:name="Image21" text:anchor-type="as-char" svg:width="16.491cm" svg:height="12.016cm" draw:z-index="16"><draw:image xlink:href="https://media.discordapp.net/attachments/890947617943588895/913119009250111579/unknown.png" xlink:type="simple" xlink:show="embed" xlink:actuate="onLoad" draw:mime-type="image/png"/></draw:frame></text:p>
        <text:p text:style-name="P4">And a customized version of midicontroller</text:p>
        <text:h text:style-name="Heading_20_2" text:outline-level="2">The Akai LPD8 MIDI controller</text:h>
        <text:p text:style-name="Text_20_body">For this experiment, I will use the Akai LPD8 <text:a xlink:type="simple" xlink:href="https://en.wikipedia.org/wiki/MIDI" text:style-name="Internet_20_link" text:visited-style-name="Visited_20_Internet_20_Link">MIDI</text:a> controller which has eight knobs <text:soft-page-break/>and eight event triggers:</text:p>
        <text:p text:style-name="P4"><draw:frame draw:style-name="fr1" draw:name="Image22" text:anchor-type="as-char" svg:width="16.683cm" svg:height="9.613cm" draw:z-index="17"><draw:image xlink:href="https://thumbs.static-thomann.de/thumb/orig/pics/bdb/235492/10192131_800.jpg" xlink:type="simple" xlink:show="embed" xlink:actuate="onLoad" draw:mime-type="image/jpeg"/><svg:title>AKAI Professional LPD 8 – Thomann France</svg:title></draw:frame></text:p>
        <text:p text:style-name="P4">The Akai LPD8 MIDI controller</text:p>
        <text:p text:style-name="Text_20_body">The event triggers can be used to send a note to a module. They can also be used for program change.</text:p>
        <text:h text:style-name="Heading_20_2" text:outline-level="2">Connecting everything</text:h>
        <text:p text:style-name="Text_20_body">First, set the controller in the first drop-down menu of the <text:span text:style-name="Emphasis">midicontroller</text:span><text:span text:style-name="Strong_20_Emphasis"> </text:span>to LPD8 (the one I connected to the PC). Then, click on the <text:span text:style-name="Emphasis">add</text:span> button.</text:p>
        <text:p text:style-name="Text_20_body">Next, play with the button so that the MIDI identity of the button is displayed at the bottom of the module. Here, the button has MIDI cc 10. So enter <text:span text:style-name="Strong_20_Emphasis">10</text:span> in the first cell (the one next to the <text:span text:style-name="Emphasis">cc</text:span> label).</text:p>
        <text:p text:style-name="Text_20_body">To connect this button to the delay parameter of the delay effect, click on the little button on the left of the <text:span text:style-name="Emphasis">slider</text:span> label and drag and drop it onto the delay parameter.</text:p>
        <text:p text:style-name="P4"><draw:frame draw:style-name="fr1" draw:name="Image23" text:anchor-type="as-char" svg:width="16.327cm" svg:height="5.087cm" draw:z-index="18"><draw:image xlink:href="https://fedoramagazine.org/wp-content/uploads/2021/11/image-17-1024x319.png" xlink:type="simple" xlink:show="embed" xlink:actuate="onLoad" draw:mime-type="image/png"/></draw:frame></text:p>
        <text:p text:style-name="P4">Using MIDI in BespokeSynth</text:p>
        <text:p text:style-name="Text_20_body">Now that the LPD8 MIDI knob is connected to the delay parameter, it can be used to change the value of the delay effect.</text:p>
        <text:p text:style-name="Text_20_body">In the videorama section below, there is a tutorial made by Ryan Chalidor about the use of MIDI things in BespokeSynth.</text:p>
        <text:h text:style-name="Heading_20_2" text:outline-level="2"><text:soft-page-break/>A demo with sound</text:h>
        <text:p text:style-name="Text_20_body">Here is a small demo of a connection of an Akai LPD8 to BespokeSynth from my YouTube channel:</text:p>
        <text:p text:style-name="P3"><text:a xlink:type="simple" xlink:href="https://fedoramagazine.org/use-bespokesynth-on-fedora-linux/" text:style-name="Internet_20_link" text:visited-style-name="Visited_20_Internet_20_Link">https://fedoramagazine.org/use-bespokesynth-on-fedora-linux/</text:a></text:p>
        <text:p text:style-name="P3"><text:s/></text:p>
        <text:p text:style-name="Text_20_body">A real-life example of MIDI uses in BespokeSynth </text:p>
        <text:p text:style-name="Text_20_body">In the above example, I used a knob of the LPD8 to control the value of the delay effect. To avoid a staircase effect due to the discrete nature of the evolution of the MIDI control signal, I used a <text:span text:style-name="Emphasis">smoother</text:span><text:span text:style-name="Strong_20_Emphasis"> </text:span>to transform this staircase signal into a continuous one.</text:p>
        <text:h text:style-name="Heading_20_1" text:outline-level="1">Recording</text:h>
        <text:p text:style-name="Text_20_body">You can record your work by clicking on the <text:span text:style-name="Emphasis">writing</text:span> menu entry. This will record your session in the recording directory (~/Documents/BespokeSynth).</text:p>
        <text:p text:style-name="Text_20_body">You can also use the <text:span text:style-name="Emphasis">multitrackrecorder</text:span><text:span text:style-name="Strong_20_Emphasis"> </text:span>module to record several tracks. You can add more tracks via the “add track” button:</text:p>
        <text:list xml:id="list1110100192" text:style-name="L5">
          <text:list-item>
            <text:p text:style-name="P15">The record button triggers the recording;</text:p>
          </text:list-item>
          <text:list-item>
            <text:p text:style-name="P15">The clean button cleans everything (all the tracks);</text:p>
          </text:list-item>
          <text:list-item>
            <text:p text:style-name="P14">The bounce button will write all the tracks in separated files in your recording directory.</text:p>
          </text:list-item>
        </text:list>
        <text:p text:style-name="P4"><draw:frame draw:style-name="fr1" draw:name="Image24" text:anchor-type="as-char" svg:width="16.947cm" svg:height="6.299cm" draw:z-index="19"><draw:image xlink:href="https://fedoramagazine.org/wp-content/uploads/2021/11/image-12.png" xlink:type="simple" xlink:show="embed" xlink:actuate="onLoad" draw:mime-type="image/png"/></draw:frame></text:p>
        <text:p text:style-name="P4">The multitrackrecorder module</text:p>
        <text:h text:style-name="Heading_20_1" text:outline-level="1">Videorama</text:h>
        <text:p text:style-name="Text_20_body">Here is a quick overview of BespokeSynth by the developer of BespokeSynth (Ryan Chalidor).</text:p>
        <text:p text:style-name="P2"><text:a xlink:type="simple" xlink:href="https://www.youtube.com/watch?v=SYBc8X2IxqM" text:style-name="Internet_20_link" text:visited-style-name="Visited_20_Internet_20_Link">https://www.youtube.com/watch?v=SYBc8X2IxqM</text:a></text:p>
        <text:p text:style-name="P2"/>
        <text:p text:style-name="Text_20_body">BespokeSynth Basic Usage Walkthrough by Ryan Chalidor </text:p>
        <text:p text:style-name="Text_20_body">Here is a Bespoke Midi mapping tutorial from the developer of BespokeSynth (Ryan Chalidor).</text:p>
        <text:p text:style-name="P2"><text:a xlink:type="simple" xlink:href="https://www.youtube.com/watch?v=JkNXO55ogvQ" text:style-name="Internet_20_link" text:visited-style-name="Visited_20_Internet_20_Link">https://www.youtube.com/watch?v=JkNXO55ogvQ</text:a></text:p>
        <text:p text:style-name="P2"/>
        <text:p text:style-name="Text_20_body">MIDI Mapping tutorial by Ryan Chalidor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 fo:text-align="start" style:justify-single-word="false" fo:padding="0cm" fo:border="none"/>
      <style:text-properties fo:font-variant="normal" fo:text-transform="none" style:font-name="inherit" fo:font-family="inherit" fo:font-style="normal" fo:font-weight="normal" style:font-name-asian="inherit" style:font-family-asian="inherit" style:font-style-asian="normal" style:font-weight-asian="normal" style:font-name-complex="inherit" style:font-family-complex="inherit" style:font-style-complex="normal" style:font-weight-complex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 fo:line-height="100%" fo:text-align="start" style:justify-single-word="false" fo:padding="0cm" fo:border="none"/>
      <style:text-properties fo:font-variant="normal" fo:text-transform="none" style:font-name="inherit" fo:font-family="inherit" fo:font-size="24pt" fo:font-style="normal" fo:font-weight="normal" style:font-name-asian="inherit" style:font-family-asian="inherit" style:font-size-asian="24pt" style:font-style-asian="normal" style:font-weight-asian="normal" style:font-name-complex="inherit" style:font-family-complex="inherit" style:font-size-complex="24pt" style:font-style-complex="normal" style:font-weight-complex="norm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 fo:line-height="100%" fo:text-align="start" style:justify-single-word="false" fo:padding="0cm" fo:border="none"/>
      <style:text-properties fo:font-variant="normal" fo:text-transform="none" style:font-name="inherit" fo:font-family="inherit" fo:font-size="18pt" fo:font-style="normal" fo:font-weight="normal" style:font-name-asian="inherit" style:font-family-asian="inherit" style:font-size-asian="18pt" style:font-style-asian="normal" style:font-weight-asian="normal" style:font-name-complex="inherit" style:font-family-complex="inherit" style:font-size-complex="18pt" style:font-style-complex="normal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 fo:line-height="100%" fo:text-align="start" style:justify-single-word="false" fo:padding="0cm" fo:border="none"/>
      <style:text-properties fo:font-variant="normal" fo:text-transform="none" style:font-name="inherit" fo:font-family="inherit" fo:font-size="14pt" fo:font-style="normal" fo:font-weight="normal" style:font-name-asian="inherit" style:font-family-asian="inherit" style:font-size-asian="14pt" style:font-style-asian="normal" style:font-weight-asian="normal" style:font-name-complex="inherit" style:font-family-complex="inherit" style:font-size-complex="14pt" style:font-style-complex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 fo:line-height="100%" fo:text-align="start" style:justify-single-word="false" fo:padding="0cm" fo:border="none"/>
      <style:text-properties fo:font-variant="normal" fo:text-transform="none" style:font-name="inherit" fo:font-family="inherit" fo:font-size="12pt" fo:font-style="normal" fo:font-weight="normal" style:font-name-asian="inherit" style:font-family-asian="inherit" style:font-size-asian="12pt" style:font-style-asian="normal" style:font-weight-asian="normal" style:font-name-complex="inherit" style:font-family-complex="inherit" style:font-size-complex="12pt" style:font-style-complex="normal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 fo:line-height="100%" fo:text-align="start" style:justify-single-word="false" fo:padding="0cm" fo:border="none"/>
      <style:text-properties fo:font-variant="normal" fo:text-transform="none" style:font-name="inherit" fo:font-family="inherit" fo:font-size="10pt" fo:font-style="normal" fo:font-weight="normal" style:font-name-asian="inherit" style:font-family-asian="inherit" style:font-size-asian="10pt" style:font-style-asian="normal" style:font-weight-asian="normal" style:font-name-complex="inherit" style:font-family-complex="inherit" style:font-size-complex="10pt" style:font-style-complex="normal" style:font-weight-complex="normal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 fo:line-height="100%" fo:text-align="start" style:justify-single-word="false" fo:padding="0cm" fo:border="none"/>
      <style:text-properties fo:font-variant="normal" fo:text-transform="none" style:font-name="inherit" fo:font-family="inherit" fo:font-size="7pt" fo:font-style="normal" fo:font-weight="normal" style:font-name-asian="inherit" style:font-family-asian="inherit" style:font-size-asian="7pt" style:font-style-asian="normal" style:font-weight-asian="normal" style:font-name-complex="inherit" style:font-family-complex="inherit" style:font-size-complex="7pt" style:font-style-complex="normal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line-height="100%" fo:text-align="start" style:justify-single-word="false" fo:text-indent="0cm" style:auto-text-indent="false" fo:padding="0cm" fo:border="none"/>
      <style:text-properties fo:font-variant="normal" fo:text-transform="none" style:font-name="inherit" fo:font-family="inherit" fo:font-style="normal" fo:font-weight="normal" style:font-name-asian="inherit" style:font-family-asian="inherit" style:font-style-asian="normal" style:font-weight-asian="normal" style:font-name-complex="inherit" style:font-family-complex="inherit" style:font-style-complex="normal" style:font-weight-complex="normal"/>
    </style:style>
    <style:style style:name="Sender" style:family="paragraph" style:parent-style-name="Standard" style:class="extra">
      <style:paragraph-properties fo:line-height="100%" fo:text-align="start" style:justify-single-word="false" fo:padding="0cm" fo:border="none" text:number-lines="false" text:line-number="0"/>
      <style:text-properties fo:font-variant="normal" fo:text-transform="none" style:font-name="inherit" fo:font-family="inherit" fo:font-style="normal" fo:font-weight="normal" style:font-name-asian="inherit" style:font-family-asian="inherit" style:font-style-asian="normal" style:font-weight-asian="normal" style:font-name-complex="inherit" style:font-family-complex="inherit" style:font-style-complex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line-height="100%" fo:text-align="start" style:justify-single-word="false" fo:orphans="0" fo:widows="0" fo:padding="0cm" fo:border="none" text:number-lines="false" text:line-number="0"/>
      <style:text-properties fo:font-variant="normal" fo:text-transform="none" style:font-name="inherit" fo:font-family="inherit" fo:font-style="normal" fo:font-weight="normal" style:font-name-asian="inherit" style:font-family-asian="inherit" style:font-style-asian="normal" style:font-weight-asian="normal" style:font-name-complex="inherit" style:font-family-complex="inherit" style:font-style-complex="normal" style:font-weight-complex="normal"/>
    </style:style>
    <style:style style:name="Table_20_Heading" style:display-name="Table Heading" style:family="paragraph" style:parent-style-name="Table_20_Contents" style:class="extra">
      <style:paragraph-properties fo:line-height="100%" fo:text-align="start" style:justify-single-word="false" fo:padding="0cm" fo:border="none" text:number-lines="false" text:line-number="0"/>
      <style:text-properties fo:font-variant="normal" fo:text-transform="none" style:font-name="inherit" fo:font-family="inherit" fo:font-style="normal" fo:font-weight="normal" style:font-name-asian="inherit" style:font-family-asian="inherit" style:font-style-asian="normal" style:font-weight-asian="normal" style:font-name-complex="inherit" style:font-family-complex="inherit" style:font-style-complex="normal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20_Text" style:display-name="Source Text" style:family="text">
      <style:text-properties fo:font-variant="normal" fo:text-transform="none" style:font-name="inherit" fo:font-family="inherit" fo:font-style="normal" fo:font-weight="normal" style:font-name-asian="inherit" style:font-family-asian="inherit" style:font-style-asian="normal" style:font-weight-asian="normal" style:font-name-complex="inherit" style:font-family-complex="inherit" style:font-style-complex="normal" style:font-weight-complex="normal" loext:padding="0cm" loext:border="none"/>
    </style:style>
    <style:style style:name="Texte_20_source.codecolorer" style:display-name="Texte source.codecolorer" style:family="text" style:parent-style-name="Source_20_Text"/>
    <style:style style:name="Texte_20_source.twitlight" style:display-name="Texte source.twitlight" style:family="text" style:parent-style-name="Source_20_Text"/>
    <style:style style:name="Texte_20_source.dawn" style:display-name="Texte source.dawn" style:family="text" style:parent-style-name="Source_20_Text"/>
    <style:style style:name="Texte_20_source.blackboard" style:display-name="Texte source.blackboard" style:family="text" style:parent-style-name="Source_20_Text"/>
    <style:style style:name="Texte_20_source.mac-classic" style:display-name="Texte source.mac-classic" style:family="text" style:parent-style-name="Source_20_Text"/>
    <style:style style:name="Texte_20_source.vibrant" style:display-name="Texte source.vibrant" style:family="text" style:parent-style-name="Source_20_Text"/>
    <style:style style:name="Texte_20_source.railscasts" style:display-name="Texte source.railscasts" style:family="text" style:parent-style-name="Source_20_Text"/>
    <style:style style:name="Texte_20_source.solarized-dark" style:display-name="Texte source.solarized-dark" style:family="text" style:parent-style-name="Source_20_Text"/>
    <style:style style:name="Texte_20_source.solarized-light" style:display-name="Texte source.solarized-light" style:family="text" style:parent-style-name="Source_20_Text"/>
    <style:style style:name="Citation" style:family="text">
      <style:text-properties fo:font-variant="normal" fo:text-transform="none" style:font-name="inherit" fo:font-family="inherit" fo:font-style="normal" fo:font-weight="normal" style:font-name-asian="inherit" style:font-family-asian="inherit" style:font-style-asian="normal" style:font-weight-asian="normal" style:font-name-complex="inherit" style:font-family-complex="inherit" style:font-style-complex="normal" style:font-weight-complex="normal" loext:padding="0cm" loext:border="none"/>
    </style:style>
    <style:style style:name="Emphasis" style:family="text">
      <style:text-properties fo:font-variant="normal" fo:text-transform="none" style:font-name="inherit" fo:font-family="inherit" fo:font-style="normal" fo:font-weight="normal" style:font-name-asian="inherit" style:font-family-asian="inherit" style:font-style-asian="normal" style:font-weight-asian="normal" style:font-name-complex="inherit" style:font-family-complex="inherit" style:font-style-complex="normal" style:font-weight-complex="normal" loext:padding="0cm" loext:border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Use BespokeSynth on Fedora Linux - Fedora Magazine</dc:title>
    <dc:description>Use BespokeSynth to synthesize interesting new sounds!</dc:description>
    <dc:date>2021-12-13T10:03:26.833000000</dc:date>
    <meta:editing-duration>PT49M9S</meta:editing-duration>
    <meta:editing-cycles>3</meta:editing-cycles>
    <meta:generator>LibreOffice/7.2.0.4$Windows_X86_64 LibreOffice_project/9a9c6381e3f7a62afc1329bd359cc48accb6435b</meta:generator>
    <meta:document-statistic meta:table-count="0" meta:image-count="20" meta:object-count="0" meta:page-count="12" meta:paragraph-count="141" meta:word-count="1806" meta:character-count="10584" meta:non-whitespace-character-count="8915"/>
    <meta:user-defined meta:name="">en_US</meta:user-defined>
    <meta:user-defined meta:name="google-site-verification">0VLV2JI6fXqQIJHGXnxgPbK_yrF3xxuzQI0-cpSdxoA</meta:user-defined>
    <meta:user-defined meta:name="robots">index, follow, max-image-preview:large, max-snippet:-1, max-video-preview:-1</meta:user-defined>
    <meta:user-defined meta:name="twitter:card">summary_large_image</meta:user-defined>
    <meta:user-defined meta:name="twitter:creator" meta:value-type="string">@fedora</meta:user-defined>
    <meta:user-defined meta:name="twitter:data1" meta:value-type="string">Yann Collette</meta:user-defined>
    <meta:user-defined meta:name="twitter:data2" meta:value-type="string">12 minutes</meta:user-defined>
    <meta:user-defined meta:name="twitter:label1" meta:value-type="string">Written by</meta:user-defined>
    <meta:user-defined meta:name="twitter:label2" meta:value-type="string">Est. reading time</meta:user-defined>
    <meta:user-defined meta:name="twitter:site" meta:value-type="string">@fedora</meta:user-defined>
    <meta:user-defined meta:name="viewport" meta:value-type="string">width=device-width, initial-scale=1.0, maximum-scale=1.0</meta:user-defined>
  </office:meta>
</office:document-meta>
</file>